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1.897cm" fo:min-width="3.28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1.896cm" fo:min-width="3.28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8.588cm" fo:min-width="3.28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81cm" svg:stroke-color="#3465a4" draw:marker-start="Dimension_20_Lines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draw:stroke="solid" svg:stroke-width="0.081cm" svg:stroke-color="#000000" draw:marker-start="Dimension_20_Lines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81d41a" draw:marker-start="Symmetric_20_Arrow" draw:marker-start-width="0.322cm" draw:marker-end="Dimension_20_Lines" draw:marker-end-width="0.422cm" draw:fill="solid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svg:stroke-width="0.081cm" svg:stroke-color="#ff0000" draw:marker-start="Symmetric_20_Arrow" draw:marker-start-width="0.322cm" draw:marker-end="Dimension_20_Lines" draw:marker-end-width="0.422cm" draw:fill="solid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  <style:text-properties style:font-name="Source Code Pro"/>
    </style:style>
    <style:style style:name="P2" style:family="paragraph">
      <loext:graphic-properties draw:fill="solid" draw:fill-color="#cccccc"/>
      <style:paragraph-properties fo:text-align="center"/>
      <style:text-properties style:font-name="Source Code Pro"/>
    </style:style>
    <style:style style:name="P3" style:family="paragraph">
      <loext:graphic-properties draw:fill="solid" draw:fill-color="#eeeeee"/>
      <style:paragraph-properties fo:text-align="center"/>
      <style:text-properties style:font-name="Source Code Pro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solid"/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fo:color="#ff0000" style:font-name="Source Code Pro"/>
    </style:style>
    <style:style style:name="P7" style:family="paragraph">
      <loext:graphic-properties draw:fill="solid"/>
      <style:paragraph-properties fo:margin-top="0cm" fo:margin-bottom="0cm" fo:text-align="center"/>
      <style:text-properties fo:color="#ff0000" style:font-name="Source Code Pro"/>
    </style:style>
    <style:style style:name="T1" style:family="text">
      <style:text-properties fo:color="#ff0000"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37cm" svg:height="2.199cm" svg:x="4.013cm" svg:y="5.53cm">
          <text:p text:style-name="P1">Transp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37cm" svg:height="2.198cm" svg:x="4.013cm" svg:y="3.332cm">
          <text:p text:style-name="P1">Interne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37cm" svg:height="2.198cm" svg:x="4.013cm" svg:y="1.132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37cm" svg:height="8.89cm" svg:x="4.013cm" svg:y="7.712cm">
          <text:p text:style-name="P1">Data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743cm" svg:y1="5.553cm" svg:x2="2.743cm" svg:y2="7.712cm">
          <text:p text:style-name="P4"/>
          <text:p text:style-name="P4"/>
          <text:p text:style-name="P4">2</text:p>
        </draw:line>
        <draw:line draw:style-name="gr5" draw:text-style-name="P5" draw:layer="layout" svg:x1="2.743cm" svg:y1="7.712cm" svg:x2="2.743cm" svg:y2="16.602cm">
          <text:p text:style-name="P4"/>
          <text:p text:style-name="P4"/>
          <text:p text:style-name="P4">1</text:p>
        </draw:line>
        <draw:line draw:style-name="gr4" draw:text-style-name="P5" draw:layer="layout" svg:x1="2.743cm" svg:y1="3.267cm" svg:x2="2.743cm" svg:y2="5.553cm">
          <text:p text:style-name="P4"/>
          <text:p text:style-name="P4"/>
          <text:p text:style-name="P4">3</text:p>
        </draw:line>
        <draw:line draw:style-name="gr4" draw:text-style-name="P5" draw:layer="layout" svg:x1="2.743cm" svg:y1="1.108cm" svg:x2="2.743cm" svg:y2="3.294cm">
          <text:p text:style-name="P4"/>
          <text:p text:style-name="P4"/>
          <text:p text:style-name="P4">4</text:p>
        </draw:line>
        <draw:line draw:style-name="gr6" draw:text-style-name="P5" draw:layer="layout" svg:x1="9.093cm" svg:y1="5.553cm" svg:x2="9.093cm" svg:y2="7.712cm">
          <text:p text:style-name="P4"/>
          <text:p text:style-name="P4"/>
          <text:p text:style-name="P4">2</text:p>
        </draw:line>
        <draw:line draw:style-name="gr6" draw:text-style-name="P5" draw:layer="layout" svg:x1="9.093cm" svg:y1="3.267cm" svg:x2="9.093cm" svg:y2="5.553cm">
          <text:p text:style-name="P4"/>
          <text:p text:style-name="P4"/>
          <text:p text:style-name="P4">3</text:p>
        </draw:line>
        <draw:line draw:style-name="gr6" draw:text-style-name="P5" draw:layer="layout" svg:x1="9.093cm" svg:y1="1.108cm" svg:x2="9.093cm" svg:y2="3.294cm">
          <text:p text:style-name="P4"/>
          <text:p text:style-name="P4"/>
          <text:p text:style-name="P4">4</text:p>
        </draw:line>
        <draw:line draw:style-name="gr7" draw:text-style-name="P7" draw:layer="layout" svg:x1="9.093cm" svg:y1="7.712cm" svg:x2="9.093cm" svg:y2="16.602cm">
          <text:p text:style-name="P6"><text:span text:style-name="T1"/></text:p>
          <text:p text:style-name="P6"><text:span text:style-name="T1">Impractical!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draw:textarea-vertical-align="top" draw:auto-grow-height="true" fo:padding-top="0.127cm" fo:padding-bottom="2.159cm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1:55:34.175454787</meta:creation-date>
    <dc:date>2019-07-15T12:15:58.490619290</dc:date>
    <meta:editing-duration>PT10M3S</meta:editing-duration>
    <meta:editing-cycles>2</meta:editing-cycles>
    <meta:generator>LibreOffice/6.2.4.2.0$Linux_X86_64 LibreOffice_project/20$Build-2</meta:generator>
    <meta:document-statistic meta:object-count="12"/>
  </office:meta>
</office:document-meta>
</file>